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7.0602in" style:type="right" style:leader-style="dotted" style:leader-text="."/>
        </style:tab-stops>
      </style:paragraph-properties>
    </style:style>
    <style:style style:name="P30" style:family="paragraph" style:parent-style-name="Contents_20_2">
      <style:paragraph-properties>
        <style:tab-stops>
          <style:tab-stop style:position="6.8839in" style:type="right"/>
        </style:tab-stops>
      </style:paragraph-properties>
    </style:style>
    <style:style style:name="P31" style:family="paragraph" style:parent-style-name="Index_20_1">
      <style:paragraph-properties>
        <style:tab-stops>
          <style:tab-stop style:position="7.0807in" style:type="right"/>
        </style:tab-stops>
      </style:paragraph-properties>
    </style:style>
    <style:style style:name="P32" style:family="paragraph" style:parent-style-name="Index_20_Separator">
      <style:paragraph-properties>
        <style:tab-stops/>
      </style:paragraph-properties>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8">
      <style:paragraph-properties fo:text-align="justify" style:justify-single-word="false"/>
    </style:style>
    <style:style style:name="P41" style:family="paragraph" style:parent-style-name="Text_20_body" style:list-style-name="L10">
      <style:paragraph-properties fo:text-align="justify" style:justify-single-word="false"/>
    </style:style>
    <style:style style:name="P42" style:family="paragraph" style:parent-style-name="Text_20_body" style:list-style-name="L11">
      <style:paragraph-properties fo:text-align="justify" style:justify-single-word="false"/>
    </style:style>
    <style:style style:name="P43" style:family="paragraph" style:parent-style-name="Text_20_body" style:list-style-name="L12">
      <style:paragraph-properties fo:text-align="justify" style:justify-single-word="false"/>
    </style:style>
    <style:style style:name="P44" style:family="paragraph" style:parent-style-name="Text_20_body" style:list-style-name="L13">
      <style:paragraph-properties fo:text-align="justify" style:justify-single-word="false"/>
    </style:style>
    <style:style style:name="P45" style:family="paragraph" style:parent-style-name="Text_20_body" style:list-style-name="L14">
      <style:paragraph-properties fo:text-align="justify" style:justify-single-word="false"/>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January 28,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8">Table of Contents</text:p>
          </text:index-title>
          <text:p text:style-name="P29">The MIT License (MIT).<text:tab/>5</text:p>
          <text:p text:style-name="P29">Introduction<text:tab/>6</text:p>
          <text:p text:style-name="P30">About the name fOOrth<text:tab/>6</text:p>
          <text:p text:style-name="P30">How fOOrth came to be<text:tab/>6</text:p>
          <text:p text:style-name="P30">Goals and Principles<text:tab/>7</text:p>
          <text:p text:style-name="P30">Report Card<text:tab/>8</text:p>
          <text:p text:style-name="P30">Special Note<text:tab/>8</text:p>
          <text:p text:style-name="P29">Installation<text:tab/>9</text:p>
          <text:p text:style-name="P30">Ruby<text:tab/>9</text:p>
          <text:p text:style-name="P30">fOOrth<text:tab/>9</text:p>
          <text:p text:style-name="P30">Running fOOrth<text:tab/>10</text:p>
          <text:p text:style-name="P30">Source Archive<text:tab/>10</text:p>
          <text:p text:style-name="P29">First Steps<text:tab/>11</text:p>
          <text:p text:style-name="P29">The Syntax and Style of fOOrth<text:tab/>13</text:p>
          <text:p text:style-name="P30">Syntax<text:tab/>13</text:p>
          <text:p text:style-name="P30">Spaces<text:tab/>13</text:p>
          <text:p text:style-name="P30">Comments<text:tab/>13</text:p>
          <text:p text:style-name="P30">String Literals<text:tab/>13</text:p>
          <text:p text:style-name="P30">Numeric Literals<text:tab/>14</text:p>
          <text:p text:style-name="P29">A fOOrth Calculator<text:tab/>15</text:p>
          <text:p text:style-name="P30">The Basics<text:tab/>15</text:p>
          <text:p text:style-name="P30">Stack Manipulation<text:tab/>16</text:p>
          <text:p text:style-name="P30">Programming<text:tab/>18</text:p>
          <text:p text:style-name="P30">Control Structures<text:tab/>19</text:p>
          <text:p text:style-name="P30">Data Memory<text:tab/>19</text:p>
          <text:p text:style-name="P29">The Class Tree<text:tab/>20</text:p>
          <text:p text:style-name="P30">A Brief Overview<text:tab/>20</text:p>
          <text:p text:style-name="P29">Method Mapping<text:tab/>22</text:p>
          <text:p text:style-name="P29">Routing<text:tab/>23</text:p>
          <text:p text:style-name="P30">Routing Internals<text:tab/>24</text:p>
          <text:p text:style-name="P29">VirtualMachine<text:tab/>26</text:p>
          <text:p text:style-name="P30">Instance Methods<text:tab/>26</text:p>
          <text:p text:style-name="P30">Commands<text:tab/>28</text:p>
          <text:p text:style-name="P30">See Also<text:tab/>29</text:p>
          <text:p text:style-name="P29">Object<text:tab/>30</text:p>
          <text:p text:style-name="P30">Instance Methods<text:tab/>30</text:p>
          <text:p text:style-name="P30">See Also<text:tab/>39</text:p>
          <text:p text:style-name="P29">Array<text:tab/>40</text:p>
          <text:p text:style-name="P30">Array Literals<text:tab/>40</text:p>
          <text:p text:style-name="P30">Class Methods<text:tab/>40</text:p>
          <text:p text:style-name="P30">Instance Methods<text:tab/>40</text:p>
          <text:p text:style-name="P30">See Also<text:tab/>40</text:p>
          <text:p text:style-name="P29">Class<text:tab/>41</text:p>
          <text:p text:style-name="P30">Instance Methods<text:tab/>41</text:p>
          <text:p text:style-name="P30">See Also<text:tab/>41</text:p>
          <text:p text:style-name="P29">FalseClass<text:tab/>42</text:p>
          <text:p text:style-name="P30">Instance Methods<text:tab/>42</text:p>
          <text:p text:style-name="P30">See Also<text:tab/>42</text:p>
          <text:p text:style-name="P29">Hash<text:tab/>43</text:p>
          <text:p text:style-name="P30">Hash Literals<text:tab/>43</text:p>
          <text:p text:style-name="P30">Instance Methods<text:tab/>43</text:p>
          <text:p text:style-name="P30">See Also<text:tab/>43</text:p>
          <text:p text:style-name="P29">InStream<text:tab/>44</text:p>
          <text:p text:style-name="P30">Class Methods<text:tab/>44</text:p>
          <text:p text:style-name="P30">Instance Methods<text:tab/>44</text:p>
          <text:p text:style-name="P30">See Also<text:tab/>44</text:p>
          <text:p text:style-name="P29">MaxNumeric<text:tab/>45</text:p>
          <text:p text:style-name="P29">MinNumeric<text:tab/>46</text:p>
          <text:p text:style-name="P29">NilClass<text:tab/>47</text:p>
          <text:p text:style-name="P30">Instance Methods<text:tab/>47</text:p>
          <text:p text:style-name="P30">See Also<text:tab/>47</text:p>
          <text:p text:style-name="P29">Numeric<text:tab/>48</text:p>
          <text:p text:style-name="P30">Instance Methods<text:tab/>48</text:p>
          <text:p text:style-name="P30">See Also<text:tab/>48</text:p>
          <text:p text:style-name="P29">Complex<text:tab/>49</text:p>
          <text:p text:style-name="P30">Complex Literals<text:tab/>49</text:p>
          <text:p text:style-name="P30">Instance Methods<text:tab/>50</text:p>
          <text:p text:style-name="P30">See Also<text:tab/>50</text:p>
          <text:p text:style-name="P29">Float<text:tab/>51</text:p>
          <text:p text:style-name="P30">Float Literals<text:tab/>51</text:p>
          <text:p text:style-name="P30">See Also<text:tab/>51</text:p>
          <text:p text:style-name="P29">Integer<text:tab/>52</text:p>
          <text:p text:style-name="P30">Integer Literals<text:tab/>52</text:p>
          <text:p text:style-name="P30">Instance Methods<text:tab/>52</text:p>
          <text:p text:style-name="P30">See Also<text:tab/>52</text:p>
          <text:p text:style-name="P29">Rational<text:tab/>54</text:p>
          <text:p text:style-name="P30">Rational Literals<text:tab/>54</text:p>
          <text:p text:style-name="P30">Instance Methods<text:tab/>54</text:p>
          <text:p text:style-name="P30">See Also<text:tab/>55</text:p>
          <text:p text:style-name="P29">OutStream<text:tab/>56</text:p>
          <text:p text:style-name="P30">Class Methods<text:tab/>56</text:p>
          <text:p text:style-name="P30">Instance Methods<text:tab/>56</text:p>
          <text:p text:style-name="P30">See Also<text:tab/>56</text:p>
          <text:p text:style-name="P29"><text:soft-page-break/>Procedure<text:tab/>57</text:p>
          <text:p text:style-name="P30">Procedure Literals<text:tab/>57</text:p>
          <text:p text:style-name="P30">Instance Methods<text:tab/>57</text:p>
          <text:p text:style-name="P30">See Also<text:tab/>57</text:p>
          <text:p text:style-name="P29">String<text:tab/>58</text:p>
          <text:p text:style-name="P30">String Literals<text:tab/>58</text:p>
          <text:p text:style-name="P30">Instance Methods<text:tab/>58</text:p>
          <text:p text:style-name="P30">See Also<text:tab/>58</text:p>
          <text:p text:style-name="P29">Thread<text:tab/>59</text:p>
          <text:p text:style-name="P30">Class Methods<text:tab/>59</text:p>
          <text:p text:style-name="P30">Instance Methods<text:tab/>59</text:p>
          <text:p text:style-name="P30">See Also<text:tab/>59</text:p>
          <text:p text:style-name="P29">TrueClass<text:tab/>60</text:p>
          <text:p text:style-name="P30">See Also<text:tab/>60</text:p>
          <text:p text:style-name="P29">Appendix A – Symbol Glossary<text:tab/>61</text:p>
          <text:p text:style-name="P29">Appendix B – Regular Expressions<text:tab/>63</text:p>
          <text:p text:style-name="P29">Edit History:<text:tab/>65</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460831477960567748" text:style-name="L1">
        <text:list-item>
          <text:p text:style-name="P34">A Simple, Easy-to-Understand syntax that is none the less, Expressive and Compact:</text:p>
        </text:list-item>
      </text:list>
      <text:list xml:id="list2734241681165044853"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4419615" text:continue-list="list8460831477960567748" text:style-name="L1">
        <text:list-item>
          <text:p text:style-name="P34">Safe Data and Data Structures:</text:p>
        </text:list-item>
      </text:list>
      <text:list xml:id="list3123028144118701243" text:style-name="L3">
        <text:list-item>
          <text:list>
            <text:list-item>
              <text:p text:style-name="P37">Simple, reliable arithmetic. In fOOrth, integer operations never overflow. Rational values can be represented exactly, complex numbers are supported, and conversions between numeric types are simple.</text:p>
            </text:list-item>
            <text:list-item>
              <text:p text:style-name="P37">Strings grow as needed without the need to allocate space or worry about overflow.</text:p>
            </text:list-item>
            <text:list-item>
              <text:p text:style-name="P37">Data containers such as arrays and hashes grow as needed. Out of range subscripts <text:soft-page-break/>cannot access undefined memory regions. </text:p>
            </text:list-item>
          </text:list>
        </text:list-item>
      </text:list>
      <text:list xml:id="list34423505" text:continue-list="list34419615" text:style-name="L1">
        <text:list-item>
          <text:p text:style-name="P34">Message Passing:</text:p>
        </text:list-item>
      </text:list>
      <text:list xml:id="list5781846819420064608" text:style-name="L4">
        <text:list-item>
          <text:list>
            <text:list-item>
              <text:p text:style-name="P46">In fOOrth all actions take the form of messages sent to a receiver.</text:p>
            </text:list-item>
            <text:list-item>
              <text:p text:style-name="P46">The routing of messages is specified by the exact type of the message.</text:p>
            </text:list-item>
            <text:list-item>
              <text:p text:style-name="P46">Message receivers include data items on the stack as well as the virtual machine object associated with the current thread of execution.</text:p>
            </text:list-item>
            <text:list-item>
              <text:p text:style-name="P46">Messages for which no routing specification can be found, generate an error at compile time.</text:p>
            </text:list-item>
          </text:list>
        </text:list-item>
      </text:list>
      <text:list xml:id="list34418868" text:continue-list="list34423505" text:style-name="L1">
        <text:list-item>
          <text:p text:style-name="P34">Object Oriented Design:</text:p>
        </text:list-item>
      </text:list>
      <text:list xml:id="list414967297069216438" text:style-name="L5">
        <text:list-item>
          <text:list>
            <text:list-item>
              <text:p text:style-name="P38">Support class based inheritance, with a non-cyclic (single inheritance) tree derived from a common base Object class.</text:p>
            </text:list-item>
            <text:list-item>
              <text:p text:style-name="P47">Support late binding and polymorphism through message interface compatibility or “duck” typing.</text:p>
            </text:list-item>
          </text:list>
        </text:list-item>
      </text:list>
      <text:list xml:id="list34428242" text:continue-list="list34418868" text:style-name="L1">
        <text:list-item>
          <text:p text:style-name="P34">Meta programming: </text:p>
        </text:list-item>
      </text:list>
      <text:list xml:id="list304922046352068697" text:style-name="L6">
        <text:list-item>
          <text:list>
            <text:list-item>
              <text:p text:style-name="P48">Support extensible language constructs by making the compiler an accessible part of the system.</text:p>
            </text:list-item>
          </text:list>
        </text:list-item>
      </text:list>
      <text:list xml:id="list34413206" text:continue-list="list34428242" text:style-name="L1">
        <text:list-item>
          <text:p text:style-name="P34">Reliability:</text:p>
        </text:list-item>
      </text:list>
      <text:list xml:id="list1271360184483462484" text:style-name="L7">
        <text:list-item>
          <text:list>
            <text:list-item>
              <text:p text:style-name="P49">Errors should be detected as soon as possible. </text:p>
            </text:list-item>
            <text:list-item>
              <text:p text:style-name="P49">Language constructs should not be designed in a way that causes simple coding errors to spin off into infinite loops. </text:p>
            </text:list-item>
          </text:list>
        </text:list-item>
      </text:list>
      <text:list xml:id="list34437034" text:continue-list="list34413206" text:style-name="L1">
        <text:list-item>
          <text:p text:style-name="P39">Building on the host language:</text:p>
        </text:list-item>
      </text:list>
      <text:list xml:id="list2619565579538284314" text:style-name="L8">
        <text:list-item>
          <text:list>
            <text:list-item>
              <text:p text:style-name="P4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620049504264864944" text:style-name="L9">
        <text:list-item>
          <text:p text:style-name="P50">ruby 1.9.3p484 (2013-11-22) [i386-mingw32]</text:p>
        </text:list-item>
        <text:list-item>
          <text:p text:style-name="P50">ruby 2.1.5p273 (2014-11-13 revision 48405) [i386-mingw32]</text:p>
        </text:list-item>
        <text:list-item>
          <text:p text:style-name="P50">Rubinius – to be tested!</text:p>
        </text:list-item>
        <text:list-item>
          <text:p text:style-name="P5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54759940"/>Rake<text:alphabetical-index-mark-end text:id="IMark15475994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4759940"/>Demo.rb<text:alphabetical-index-mark-end text:id="IMark15475994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07569932"/>drop<text:alphabetical-index-mark-end text:id="IMark10756993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07569932"/>dup<text:alphabetical-index-mark-end text:id="IMark10756993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107569932"/>nip<text:alphabetical-index-mark-end text:id="IMark10756993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07569932"/>over<text:alphabetical-index-mark-end text:id="IMark10756993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07569932"/>pick<text:alphabetical-index-mark-end text:id="IMark10756993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07569932"/>swap<text:alphabetical-index-mark-end text:id="IMark10756993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107569932"/>tuck<text:alphabetical-index-mark-end text:id="IMark10756993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308394282647219260" text:style-name="L10">
        <text:list-item>
          <text:p text:style-name="P41">To store return addresses for word calls. In fOOrth this is handled by the Ruby virtual machine.</text:p>
        </text:list-item>
        <text:list-item>
          <text:p text:style-name="P41">To store context for control structures. In fOOrth the context mechanism provides for a far richer and more reliable set of control, compile, and data structures.</text:p>
        </text:list-item>
        <text:list-item>
          <text:p text:style-name="P4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1424556"/>Classes<text:alphabetical-index-mark-end text:id="IMark15142455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1424556"/>Inheritance<text:alphabetical-index-mark-end text:id="IMark15142455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1424556"/>Methods<text:alphabetical-index-mark-end text:id="IMark151424556"/></text:h>
      <text:p text:style-name="P3">All code in fOOrth is contained in methods. A method is a fragment of code that an object uses to respond to a message that has been sent to that object. In fOOrth there are three sorts of methods:</text:p>
      <text:list xml:id="list5906412289484096948" text:style-name="L11">
        <text:list-item>
          <text:p text:style-name="P42">Shared: Methods that are common to all instances of the class that contains them.</text:p>
        </text:list-item>
        <text:list-item>
          <text:p text:style-name="P42">Exclusive: Methods that are defined for one and only one object (and all of its clones that are created <text:span text:style-name="T2">after</text:span> the exclusive method is defined.).</text:p>
        </text:list-item>
        <text:list-item>
          <text:p text:style-name="P42">Local: Methods that are created in a context and are accessible only in that context. When the context concludes, these methods are no longer accessible.</text:p>
        </text:list-item>
      </text:list>
      <text:h text:style-name="Heading_20_3" text:outline-level="3"><text:alphabetical-index-mark-start text:id="IMark107569308"/>Late Binding<text:alphabetical-index-mark-end text:id="IMark107569308"/> and <text:alphabetical-index-mark-start text:id="IMark151422780"/>Polymorphism<text:alphabetical-index-mark-end text:id="IMark15142278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1422780"/>Method Mapping<text:alphabetical-index-mark-end text:id="IMark15142278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5494951176550119579" text:style-name="L12">
        <text:list-item>
          <text:p text:style-name="P43">The strings used by fOOrth needed to be converted to Ruby symbols to allow code to be executed in Ruby.</text:p>
        </text:list-item>
        <text:list-item>
          <text:p text:style-name="P43">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07569308"/>SymbolMap<text:alphabetical-index-mark-end text:id="IMark107569308"/> class. This class creates mappings in one of two ways:</text:p>
      <text:list xml:id="list3325699802501025017" text:style-name="L14">
        <text:list-item>
          <text:p text:style-name="P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07569308"/>Routing<text:alphabetical-index-mark-end text:id="IMark10756930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8096704594950432529" text:style-name="L13">
        <text:list-item>
          <text:p text:style-name="P44">The defining word used to create the method.</text:p>
        </text:list-item>
        <text:list-item>
          <text:p text:style-name="P44">The receiver of the defining word used to create the method.</text:p>
        </text:list-item>
        <text:list-item>
          <text:p text:style-name="P4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07569932"/>:<text:alphabetical-index-mark-end text:id="IMark107569932"/></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07569932"/>.:<text:alphabetical-index-mark-end text:id="IMark107569932"/></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07569932"/>.::<text:alphabetical-index-mark-end text:id="IMark107569932"/></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11574192"/>do_map_name<text:alphabetical-index-mark-end text:id="IMark21157419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211574192"/>VirtualMachine<text:alphabetical-index-mark-end text:id="IMark211574192"/></text:h>
      <text:p text:style-name="Text_20_body"/>
      <text:p text:style-name="Text_20_body">Inheritance: VirtualMachine <text:span text:style-name="T9">←</text:span> Object</text:p>
      <text:p text:style-name="Code">VirtualMachine Shared Methods =</text:p>
      <text:p text:style-name="Code">! <text:s text:c="8"/>)noshow <text:s text:c="2"/>.each{ <text:s text:c="3"/>accept" <text:s text:c="2"/>epsilon <text:s text:c="2"/>nil <text:s text:c="6"/>thread:</text:p>
      <text:p text:style-name="Code">!: <text:s text:c="7"/>)quit <text:s text:c="4"/>.map{ <text:s text:c="4"/>begin <text:s text:c="4"/>f" <text:s text:c="7"/>nip <text:s text:c="6"/>true</text:p>
      <text:p text:style-name="Code">)" <text:s text:c="7"/>)show <text:s text:c="4"/>.new{ <text:s text:c="4"/>class: <text:s text:c="3"/>false <text:s text:c="4"/>over <text:s text:c="5"/>tuck</text:p>
      <text:p text:style-name="Code">)classes <text:s/>)threads <text:s/>.open{ <text:s text:c="3"/>clone <text:s text:c="4"/>global: <text:s text:c="2"/>pause <text:s text:c="4"/>vm</text:p>
      <text:p text:style-name="Code">)context <text:s/>)unmap" <text:s text:c="2"/>.select{ <text:s/>complex <text:s text:c="2"/>if <text:s text:c="7"/>pi <text:s text:c="7"/>{</text:p>
      <text:p text:style-name="Code">)context! )version <text:s/>.vm_name <text:s/>copy <text:s text:c="5"/>infinity <text:s/>pick <text:s text:c="5"/>{{</text:p>
      <text:p text:style-name="Code">)debug <text:s text:c="3"/>)vm <text:s text:c="6"/>.with{ <text:s text:c="3"/>cr <text:s text:c="7"/>load" <text:s text:c="4"/>rational</text:p>
      <text:p text:style-name="Code">)entries <text:s/>)vm! <text:s text:c="5"/>: <text:s text:c="8"/>do <text:s text:c="7"/>max_float rot</text:p>
      <text:p text:style-name="Code">)globals <text:s/>)words <text:s text:c="3"/>?dup <text:s text:c="5"/>dpr <text:s text:c="6"/>max_num <text:s text:c="2"/>self</text:p>
      <text:p text:style-name="Code">)load" <text:s text:c="3"/>-infinity @ <text:s text:c="8"/>drop <text:s text:c="5"/>min_float space</text:p>
      <text:p text:style-name="Code">)map" <text:s text:c="4"/>.append{ <text:s/>[ <text:s text:c="8"/>dup <text:s text:c="6"/>min_num <text:s text:c="2"/>spaces</text:p>
      <text:p text:style-name="Code">)nodebug <text:s/>.create{ <text:s/>accept <text:s text:c="3"/>e <text:s text:c="8"/>nan <text:s text:c="6"/>swap</text:p>
      <text:p text:style-name="Code"/>
      <text:p text:style-name="P3">The Virtual Machine is the center of activity of the fOOrth language system. That is why the VirtualMachine class is presented first in this overview of classes. </text:p>
      <text:p text:style-name="P3">The virtual machine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text:soft-page-break/>.new{</text:p>
      <text:p text:style-name="Text_20_body">.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text:soft-page-break/>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211574192"/>Commands<text:alphabetical-index-mark-end text:id="IMark21157419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ntries</text:p>
      <text:p text:style-name="Text_20_body">)globals</text:p>
      <text:p text:style-name="Text_20_body">)load"</text:p>
      <text:p text:style-name="Text_20_body">)map"</text:p>
      <text:p text:style-name="Text_20_body">)nodebug</text:p>
      <text:p text:style-name="Text_20_body"><text:soft-page-break/>)noshow</text:p>
      <text:p text:style-name="Text_20_body">)quit</text:p>
      <text:p text:style-name="Text_20_body">)show</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text:alphabetical-index-mark-start text:id="IMark211574192"/>Object<text:alphabetical-index-mark-end text:id="IMark211574192"/></text:h>
      <text:p text:style-name="Text_20_body"/>
      <text:p text:style-name="Text_20_body">Inheritance: Object <text:span text:style-name="T9">←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54458988"/>&amp;&amp;<text:alphabetical-index-mark-end text:id="IMark15445898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54458988"/>)methods<text:alphabetical-index-mark-end text:id="IMark15445898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54458988"/>.<text:alphabetical-index-mark-end text:id="IMark154458988"/>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54458988"/>.::<text:alphabetical-index-mark-end text:id="IMark15445898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54458988"/>inst:<text:alphabetical-index-mark-end text:id="IMark15445898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54458988"/>local:<text:alphabetical-index-mark-end text:id="IMark15445898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54458988"/>super<text:alphabetical-index-mark-end text:id="IMark15445898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54458988"/>;<text:alphabetical-index-mark-end text:id="IMark15445898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54458988"/>.class<text:alphabetical-index-mark-end text:id="IMark154458988"/>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54458988"/>.clone<text:alphabetical-index-mark-end text:id="IMark15445898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54458988"/>.copy<text:alphabetical-index-mark-end text:id="IMark15445898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54458988"/>.init<text:alphabetical-index-mark-end text:id="IMark15445898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54458988"/>.is_class?<text:alphabetical-index-mark-end text:id="IMark15445898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54458988"/>.name<text:alphabetical-index-mark-end text:id="IMark15445898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4458988"/>.strlen<text:alphabetical-index-mark-end text:id="IMark15445898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4458988"/>.to_f<text:alphabetical-index-mark-end text:id="IMark15445898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54458988"/>.to_f!<text:alphabetical-index-mark-end text:id="IMark15445898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54458988"/>.to_i<text:alphabetical-index-mark-end text:id="IMark15445898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54458988"/>.to_i!<text:alphabetical-index-mark-end text:id="IMark15445898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54458988"/>.to_n<text:alphabetical-index-mark-end text:id="IMark15445898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54458988"/>.to_n!<text:alphabetical-index-mark-end text:id="IMark15445898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4458988"/>.to_r<text:alphabetical-index-mark-end text:id="IMark15445898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54458988"/>.to_r!<text:alphabetical-index-mark-end text:id="IMark15445898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4458988"/>.to_s<text:alphabetical-index-mark-end text:id="IMark154458988"/>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54458988"/>.to_x<text:alphabetical-index-mark-end text:id="IMark15445898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54458988"/>.to_x!<text:alphabetical-index-mark-end text:id="IMark15445898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54458988"/>&lt;&gt;<text:alphabetical-index-mark-end text:id="IMark154458988"/>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54458988"/>=<text:alphabetical-index-mark-end text:id="IMark154458988"/>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54458988"/>^^<text:alphabetical-index-mark-end text:id="IMark15445898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4458988"/>distinct?<text:alphabetical-index-mark-end text:id="IMark15445898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12005188"/>identical?<text:alphabetical-index-mark-end text:id="IMark21200518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212005188"/>max<text:alphabetical-index-mark-end text:id="IMark21200518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212005188"/>min<text:alphabetical-index-mark-end text:id="IMark21200518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212005188"/>nil&lt;&gt;<text:alphabetical-index-mark-end text:id="IMark21200518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12005188"/>nil=<text:alphabetical-index-mark-end text:id="IMark21200518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212005188"/>not<text:alphabetical-index-mark-end text:id="IMark21200518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212005188"/>||<text:alphabetical-index-mark-end text:id="IMark21200518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211574192"/>Array<text:alphabetical-index-mark-end text:id="IMark211574192"/></text:h>
      <text:p text:style-name="Text_20_body"/>
      <text:p text:style-name="Text_20_body">Inheritance: Array <text:span text:style-name="T9">←</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11574192"/>Class<text:alphabetical-index-mark-end text:id="IMark211574192"/></text:h>
      <text:p text:style-name="Text_20_body"/>
      <text:p text:style-name="Text_20_body">Inheritance: Class <text:span text:style-name="T9">←</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4459372"/>FalseClass<text:alphabetical-index-mark-end text:id="IMark154459372"/></text:h>
      <text:p text:style-name="Text_20_body"/>
      <text:p text:style-name="Text_20_body">Inheritance: FalseClass <text:span text:style-name="T9">←</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12008596"/>&amp;&amp;<text:alphabetical-index-mark-end text:id="IMark21200859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12008596"/>^^<text:alphabetical-index-mark-end text:id="IMark21200859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12008596"/>||<text:alphabetical-index-mark-end text:id="IMark21200859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4459372"/>Hash<text:alphabetical-index-mark-end text:id="IMark154459372"/></text:h>
      <text:p text:style-name="Text_20_body"/>
      <text:p text:style-name="Text_20_body">Inheritance: Hash <text:span text:style-name="T9">←</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4459372"/>InStream<text:alphabetical-index-mark-end text:id="IMark154459372"/></text:h>
      <text:p text:style-name="Text_20_body">Inheritance: InStream <text:span text:style-name="T9">←</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154459372"/><text:alphabetical-index-mark-start text:id="IMark154459804"/>MaxNumeric<text:alphabetical-index-mark-end text:id="IMark154459804"/><text:alphabetical-index-mark-end text:id="IMark154459372"/></text:h>
      <text:p text:style-name="Text_20_body"/>
      <text:p text:style-name="Text_20_body">Inheritance: MaxNumeric <text:span text:style-name="T9">←</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54459372"/><text:alphabetical-index-mark-start text:id="IMark154459804"/>MinNumeric<text:alphabetical-index-mark-end text:id="IMark154459804"/><text:alphabetical-index-mark-end text:id="IMark154459372"/></text:h>
      <text:p text:style-name="Text_20_body"/>
      <text:p text:style-name="Text_20_body">Inheritance: MinMumeric <text:span text:style-name="T9">←</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54459372"/><text:alphabetical-index-mark-start text:id="IMark154459804"/><text:alphabetical-index-mark-start text:id="IMark151432408"/>NilClass<text:alphabetical-index-mark-end text:id="IMark151432408"/><text:alphabetical-index-mark-end text:id="IMark154459804"/><text:alphabetical-index-mark-end text:id="IMark154459372"/></text:h>
      <text:p text:style-name="Text_20_body"/>
      <text:p text:style-name="Text_20_body">Inheritance: NilClass <text:span text:style-name="T9">←</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212008596"/>&amp;&amp;<text:alphabetical-index-mark-end text:id="IMark21200859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212008596"/>^^<text:alphabetical-index-mark-end text:id="IMark21200859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212008596"/>||<text:alphabetical-index-mark-end text:id="IMark21200859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4459372"/>Numeric<text:alphabetical-index-mark-end text:id="IMark154459372"/></text:h>
      <text:p text:style-name="Text_20_body"/>
      <text:p text:style-name="Text_20_body">Inheritance: Numeric <text:span text:style-name="T9">←</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154459372"/>Complex<text:alphabetical-index-mark-end text:id="IMark154459372"/></text:h>
      <text:p text:style-name="Text_20_body"/>
      <text:p text:style-name="Text_20_body">Inheritance: Complex <text:span text:style-name="T9">←</text:span> Numeric <text:span text:style-name="T9">←</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54459516"/>.cbrt<text:alphabetical-index-mark-end text:id="IMark15445951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54459804"/>.e**<text:alphabetical-index-mark-end text:id="IMark154459804"/>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54459516"/>.split<text:alphabetical-index-mark-end text:id="IMark15445951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54459804"/>.sqrt<text:alphabetical-index-mark-end text:id="IMark154459804"/>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211572704"/>Float<text:alphabetical-index-mark-end text:id="IMark211572704"/></text:h>
      <text:p text:style-name="Text_20_body"/>
      <text:p text:style-name="Text_20_body">Inheritance: Float <text:span text:style-name="T9">←</text:span> Numeric <text:span text:style-name="T9">←</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11572464"/>Integer<text:alphabetical-index-mark-end text:id="IMark21157246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211573712"/>Rational<text:alphabetical-index-mark-end text:id="IMark21157371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11574144"/>.split<text:alphabetical-index-mark-end text:id="IMark21157414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7638692"/>OutStream<text:alphabetical-index-mark-end text:id="IMark10763869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107638692"/>Procedure<text:alphabetical-index-mark-end text:id="IMark107638692"/></text:h>
      <text:p text:style-name="Text_20_body"/>
      <text:p text:style-name="Text_20_body">Inheritance: Procedure <text:span text:style-name="T9">←</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7638692"/>String<text:alphabetical-index-mark-end text:id="IMark107638692"/></text:h>
      <text:p text:style-name="Text_20_body"/>
      <text:p text:style-name="Text_20_body">Inheritance: String <text:span text:style-name="T9">←</text:span> Object</text:p>
      <text:p text:style-name="Code">String Shared Methods =</text:p>
      <text:p text:style-name="Code">* <text:s text:c="8"/>.+right <text:s text:c="2"/>.emit <text:s text:c="4"/>.length <text:s text:c="2"/>.mid? <text:s text:c="4"/>.rjust <text:s text:c="3"/>&lt;</text:p>
      <text:p text:style-name="Code">+ <text:s text:c="8"/>.-left <text:s text:c="3"/>.eval <text:s text:c="4"/>.lines <text:s text:c="3"/>.midlr <text:s text:c="3"/>.rstrip <text:s text:c="2"/>&lt;&lt;</text:p>
      <text:p text:style-name="Code">." <text:s text:c="7"/>.-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07638692"/>Thread<text:alphabetical-index-mark-end text:id="IMark107638692"/></text:h>
      <text:p text:style-name="Text_20_body"/>
      <text:p text:style-name="Text_20_body">Inheritance: Thread <text:span text:style-name="T9">←</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7638692"/><text:alphabetical-index-mark-start text:id="IMark107637204"/><text:alphabetical-index-mark-start text:id="IMark107638356"/>TrueClass<text:alphabetical-index-mark-end text:id="IMark107638356"/><text:alphabetical-index-mark-end text:id="IMark107637204"/><text:alphabetical-index-mark-end text:id="IMark107638692"/></text:h>
      <text:p text:style-name="P3"/>
      <text:p text:style-name="P3">Inheritance: TrueClass <text:span text:style-name="T9">←</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Appendix A – Symbol Glossary</text:h>
      <text:p text:style-name="Code"/>
      <text:p text:style-name="Code">Symbol Map Entries =</text:p>
      <text:p text:style-name="Code">! <text:s text:c="13"/>.append <text:s text:c="7"/>.ln <text:s text:c="11"/>.strmax <text:s text:c="7"/>Class</text:p>
      <text:p text:style-name="Code">!: <text:s text:c="12"/>.append{ <text:s text:c="6"/>.load <text:s text:c="9"/>.strmax2 <text:s text:c="6"/>Complex</text:p>
      <text:p text:style-name="Code">&amp;&amp; <text:s text:c="12"/>.asin <text:s text:c="9"/>.log10 <text:s text:c="8"/>.subclass: <text:s text:c="4"/>FalseClass</text:p>
      <text:p text:style-name="Code">)" <text:s text:c="12"/>.asinh <text:s text:c="8"/>.log2 <text:s text:c="9"/>.tan <text:s text:c="10"/>Fixnum</text:p>
      <text:p text:style-name="Code">)classes <text:s text:c="6"/>.atan <text:s text:c="9"/>.lstrip <text:s text:c="7"/>.tanh <text:s text:c="9"/>Float</text:p>
      <text:p text:style-name="Code">)context <text:s text:c="6"/>.atan2 <text:s text:c="8"/>.magnitude <text:s text:c="4"/>.to_f <text:s text:c="9"/>Hash</text:p>
      <text:p text:style-name="Code">)context! <text:s text:c="5"/>.atanh <text:s text:c="8"/>.main <text:s text:c="9"/>.to_f! <text:s text:c="8"/>InStream</text:p>
      <text:p text:style-name="Code">)debug <text:s text:c="8"/>.c2p <text:s text:c="10"/>.map{ <text:s text:c="9"/>.to_i <text:s text:c="9"/>Integer</text:p>
      <text:p text:style-name="Code">)entries <text:s text:c="6"/>.call <text:s text:c="9"/>.max <text:s text:c="10"/>.to_i! <text:s text:c="8"/>MaxNumeric</text:p>
      <text:p text:style-name="Code">)globals <text:s text:c="6"/>.cbrt <text:s text:c="9"/>.mid <text:s text:c="10"/>.to_lower <text:s text:c="5"/>MinNumeric</text:p>
      <text:p text:style-name="Code">)load" <text:s text:c="8"/>.ceil <text:s text:c="9"/>.mid? <text:s text:c="9"/>.to_n <text:s text:c="9"/>NilClass</text:p>
      <text:p text:style-name="Code">)map" <text:s text:c="9"/>.cjust <text:s text:c="8"/>.midlr <text:s text:c="8"/>.to_n! <text:s text:c="8"/>Numeric</text:p>
      <text:p text:style-name="Code">)methods <text:s text:c="6"/>.class <text:s text:c="8"/>.min <text:s text:c="10"/>.to_r <text:s text:c="9"/>Object</text:p>
      <text:p text:style-name="Code">)nodebug <text:s text:c="6"/>.clone <text:s text:c="8"/>.name <text:s text:c="9"/>.to_r! <text:s text:c="8"/>OutStream</text:p>
      <text:p text:style-name="Code">)noshow <text:s text:c="7"/>.close <text:s text:c="8"/>.new <text:s text:c="10"/>.to_s <text:s text:c="9"/>Procedure</text:p>
      <text:p text:style-name="Code">)quit <text:s text:c="9"/>.conjugate <text:s text:c="4"/>.new_size <text:s text:c="5"/>.to_upper <text:s text:c="5"/>Rational</text:p>
      <text:p text:style-name="Code">)show <text:s text:c="9"/>.copy <text:s text:c="9"/>.new_value <text:s text:c="4"/>.to_x <text:s text:c="9"/>String</text:p>
      <text:p text:style-name="Code">)stubs <text:s text:c="8"/>.cos <text:s text:c="10"/>.new_values <text:s text:c="3"/>.to_x! <text:s text:c="8"/>Thread</text:p>
      <text:p text:style-name="Code">)threads <text:s text:c="6"/>.cosh <text:s text:c="9"/>.new{ <text:s text:c="9"/>.values <text:s text:c="7"/>TrueClass</text:p>
      <text:p text:style-name="Code">)unmap" <text:s text:c="7"/>.cr <text:s text:c="11"/>.numerator <text:s text:c="4"/>.vm <text:s text:c="11"/>VirtualMachine</text:p>
      <text:p text:style-name="Code">)version <text:s text:c="6"/>.create <text:s text:c="7"/>.odd? <text:s text:c="9"/>.vm_name <text:s text:c="6"/>[</text:p>
      <text:p text:style-name="Code">)vm <text:s text:c="11"/>.create{ <text:s text:c="6"/>.open <text:s text:c="9"/>.with{ <text:s text:c="8"/>^^</text:p>
      <text:p text:style-name="Code">)vm! <text:s text:c="10"/>.cube <text:s text:c="9"/>.open{ <text:s text:c="8"/>/ <text:s text:c="13"/>accept</text:p>
      <text:p text:style-name="Code">)words <text:s text:c="8"/>.current <text:s text:c="6"/>.p2c <text:s text:c="10"/>0&lt; <text:s text:c="12"/>accept"</text:p>
      <text:p text:style-name="Code">* <text:s text:c="13"/>.d2r <text:s text:c="10"/>.parent_class <text:s/>0&lt;= <text:s text:c="11"/>and</text:p>
      <text:p text:style-name="Code">** <text:s text:c="12"/>.denominator <text:s text:c="2"/>.polar <text:s text:c="8"/>0&lt;=&gt; <text:s text:c="10"/>begin</text:p>
      <text:p text:style-name="Code">+ <text:s text:c="13"/>.e** <text:s text:c="10"/>.posn <text:s text:c="9"/>0&lt;&gt; <text:s text:c="11"/>class:</text:p>
      <text:p text:style-name="Code">- <text:s text:c="13"/>.each{ <text:s text:c="8"/>.pp <text:s text:c="11"/>0= <text:s text:c="12"/>clone</text:p>
      <text:p text:style-name="Code">-infinity <text:s text:c="5"/>.emit <text:s text:c="9"/>.r2d <text:s text:c="10"/>0&gt; <text:s text:c="12"/>com</text:p>
      <text:p text:style-name="Code">. <text:s text:c="13"/>.eval <text:s text:c="9"/>.real <text:s text:c="9"/>0&gt;= <text:s text:c="11"/>complex</text:p>
      <text:p text:style-name="Code">." <text:s text:c="12"/>.even? <text:s text:c="8"/>.reverse <text:s text:c="6"/>1+ <text:s text:c="12"/>copy</text:p>
      <text:p text:style-name="Code">.+left <text:s text:c="8"/>.floor <text:s text:c="8"/>.right <text:s text:c="8"/>1- <text:s text:c="12"/>cr</text:p>
      <text:p text:style-name="Code">.+mid <text:s text:c="9"/>.fmt <text:s text:c="10"/>.right? <text:s text:c="7"/>2* <text:s text:c="12"/>distinct?</text:p>
      <text:p text:style-name="Code">.+midlr <text:s text:c="7"/>.fmt" <text:s text:c="9"/>.rjust <text:s text:c="8"/>2+ <text:s text:c="12"/>do</text:p>
      <text:p text:style-name="Code">.+right <text:s text:c="7"/>.gcd <text:s text:c="10"/>.round <text:s text:c="8"/>2- <text:s text:c="12"/>dpr</text:p>
      <text:p text:style-name="Code">.-left <text:s text:c="8"/>.get_all <text:s text:c="6"/>.rstrip <text:s text:c="7"/>2/ <text:s text:c="12"/>drop</text:p>
      <text:p text:style-name="Code">.-mid <text:s text:c="9"/>.getc <text:s text:c="9"/>.select{ <text:s text:c="6"/>: <text:s text:c="13"/>dup</text:p>
      <text:p text:style-name="Code">.-midlr <text:s text:c="7"/>.gets <text:s text:c="9"/>.shuffle <text:s text:c="6"/>&lt; <text:s text:c="13"/>e</text:p>
      <text:p text:style-name="Code">.-right <text:s text:c="7"/>.hypot <text:s text:c="8"/>.sin <text:s text:c="10"/>&lt;&lt; <text:s text:c="12"/>epsilon</text:p>
      <text:p text:style-name="Code">.1/x <text:s text:c="10"/>.imaginary <text:s text:c="4"/>.sinh <text:s text:c="9"/>&lt;= <text:s text:c="12"/>f"</text:p>
      <text:p text:style-name="Code">.10** <text:s text:c="9"/>.init <text:s text:c="9"/>.sleep <text:s text:c="8"/>&lt;=&gt; <text:s text:c="11"/>false</text:p>
      <text:p text:style-name="Code">.2** <text:s text:c="10"/>.is_class? <text:s text:c="4"/>.sort <text:s text:c="9"/>&lt;&gt; <text:s text:c="12"/>global:</text:p>
      <text:p text:style-name="Code">.: <text:s text:c="12"/>.keys <text:s text:c="9"/>.space <text:s text:c="8"/>= <text:s text:c="13"/>identical?</text:p>
      <text:p text:style-name="Code">.:: <text:s text:c="11"/>.lcm <text:s text:c="10"/>.spaces <text:s text:c="7"/>&gt; <text:s text:c="13"/>if</text:p>
      <text:p text:style-name="Code">.[]! <text:s text:c="10"/>.left <text:s text:c="9"/>.split <text:s text:c="8"/>&gt;= <text:s text:c="12"/>infinity</text:p>
      <text:p text:style-name="Code">.[]@ <text:s text:c="10"/>.left? <text:s text:c="8"/>.sqr <text:s text:c="10"/>&gt;&gt; <text:s text:c="12"/>load"</text:p>
      <text:p text:style-name="Code">.abs <text:s text:c="10"/>.length <text:s text:c="7"/>.sqrt <text:s text:c="9"/>?dup <text:s text:c="10"/>max</text:p>
      <text:p text:style-name="Code">.acos <text:s text:c="9"/>.lines <text:s text:c="8"/>.start <text:s text:c="8"/>@ <text:s text:c="13"/>max_float</text:p>
      <text:p text:style-name="Code">.acosh <text:s text:c="8"/>.list <text:s text:c="9"/>.strip <text:s text:c="8"/>Array <text:s text:c="9"/>max_num</text:p>
      <text:p text:style-name="Code">.angle <text:s text:c="8"/>.ljust <text:s text:c="8"/>.strlen <text:s text:c="7"/>Bignum <text:s text:c="8"/>min</text:p>
      <text:p text:style-name="Code"/>
      <text:p text:style-name="Code"/>
      <text:p text:style-name="Code"><text:soft-page-break/>min_float <text:s text:c="5"/>nip <text:s text:c="11"/>rot <text:s text:c="11"/>vm <text:s text:c="12"/>~emit</text:p>
      <text:p text:style-name="Code">min_num <text:s text:c="7"/>not <text:s text:c="11"/>self <text:s text:c="10"/>xor <text:s text:c="11"/>~getc</text:p>
      <text:p text:style-name="Code">mod <text:s text:c="11"/>or <text:s text:c="12"/>space <text:s text:c="9"/>{ <text:s text:c="13"/>~gets</text:p>
      <text:p text:style-name="Code">nan <text:s text:c="11"/>over <text:s text:c="10"/>spaces <text:s text:c="8"/>{{ <text:s text:c="12"/>~space</text:p>
      <text:p text:style-name="Code">neg <text:s text:c="11"/>pause <text:s text:c="9"/>swap <text:s text:c="10"/>|| <text:s text:c="12"/>~spaces</text:p>
      <text:p text:style-name="Code">nil <text:s text:c="11"/>pi <text:s text:c="12"/>thread: <text:s text:c="7"/>~</text:p>
      <text:p text:style-name="Code">nil&lt;&gt; <text:s text:c="9"/>pick <text:s text:c="10"/>true <text:s text:c="10"/>~"</text:p>
      <text:p text:style-name="Code">nil= <text:s text:c="10"/>rational <text:s text:c="6"/>tuck <text:s text:c="10"/>~c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2">A</text:p>
          <text:p text:style-name="P31">Array<text:tab/>40</text:p>
          <text:p text:style-name="P32">C</text:p>
          <text:p text:style-name="P31">Class<text:tab/>41</text:p>
          <text:p text:style-name="P31">Classes<text:tab/>20</text:p>
          <text:p text:style-name="P31">Commands<text:tab/>28</text:p>
          <text:p text:style-name="P31">Complex<text:tab/>49</text:p>
          <text:p text:style-name="P32">D</text:p>
          <text:p text:style-name="P31">Demo.rb<text:tab/>10</text:p>
          <text:p text:style-name="P31">distinct?<text:tab/>37</text:p>
          <text:p text:style-name="P31">do_map_name<text:tab/>24</text:p>
          <text:p text:style-name="P31">drop<text:tab/>17</text:p>
          <text:p text:style-name="P31">dup<text:tab/>17</text:p>
          <text:p text:style-name="P32">F</text:p>
          <text:p text:style-name="P31">FalseClass<text:tab/>42</text:p>
          <text:p text:style-name="P31">Float<text:tab/>51</text:p>
          <text:p text:style-name="P32">H</text:p>
          <text:p text:style-name="P31">Hash<text:tab/>43</text:p>
          <text:p text:style-name="P32">I</text:p>
          <text:p text:style-name="P31">identical?<text:tab/>38</text:p>
          <text:p text:style-name="P31">Inheritance<text:tab/>21</text:p>
          <text:p text:style-name="P31">inst:<text:tab/>31</text:p>
          <text:p text:style-name="P31">InStream<text:tab/>44</text:p>
          <text:p text:style-name="P31">Integer<text:tab/>52</text:p>
          <text:p text:style-name="P32">L</text:p>
          <text:p text:style-name="P31">Late Binding<text:tab/>21</text:p>
          <text:p text:style-name="P31">local:<text:tab/>31</text:p>
          <text:p text:style-name="P32">M</text:p>
          <text:p text:style-name="P31">max<text:tab/>38</text:p>
          <text:p text:style-name="P31">MaxNumeric<text:tab/>45</text:p>
          <text:p text:style-name="P31">Method Mapping<text:tab/>22</text:p>
          <text:p text:style-name="P31">Methods<text:tab/>21</text:p>
          <text:p text:style-name="P31">min<text:tab/>38</text:p>
          <text:p text:style-name="P31">MinNumeric<text:tab/>46</text:p>
          <text:p text:style-name="P32">N</text:p>
          <text:p text:style-name="P31">nil&lt;&gt;<text:tab/>39</text:p>
          <text:p text:style-name="P31">nil=<text:tab/>39</text:p>
          <text:p text:style-name="P31">NilClass<text:tab/>47</text:p>
          <text:p text:style-name="P31">nip<text:tab/>17</text:p>
          <text:p text:style-name="P31">not<text:tab/>39</text:p>
          <text:p text:style-name="P31">Numeric<text:tab/>48</text:p>
          <text:p text:style-name="P32">O</text:p>
          <text:p text:style-name="P31">Object<text:tab/>30</text:p>
          <text:p text:style-name="P31">OutStream<text:tab/>56</text:p>
          <text:p text:style-name="P31">over<text:tab/>17</text:p>
          <text:p text:style-name="P32">P</text:p>
          <text:p text:style-name="P31">pick<text:tab/>17</text:p>
          <text:p text:style-name="P31">Polymorphism<text:tab/>21</text:p>
          <text:p text:style-name="P31">Procedure<text:tab/>57</text:p>
          <text:p text:style-name="P32">R</text:p>
          <text:p text:style-name="P31">Rake<text:tab/>10</text:p>
          <text:p text:style-name="P31">Rational<text:tab/>54</text:p>
          <text:p text:style-name="P31">Routing<text:tab/>23</text:p>
          <text:p text:style-name="P32">S</text:p>
          <text:p text:style-name="P31">String<text:tab/>58</text:p>
          <text:p text:style-name="P31">super<text:tab/>31</text:p>
          <text:p text:style-name="P31">swap<text:tab/>18</text:p>
          <text:p text:style-name="P31">SymbolMap<text:tab/>22</text:p>
          <text:p text:style-name="P32">T</text:p>
          <text:p text:style-name="P31">Thread<text:tab/>59</text:p>
          <text:p text:style-name="P31">TrueClass<text:tab/>60</text:p>
          <text:p text:style-name="P31">tuck<text:tab/>18</text:p>
          <text:p text:style-name="P32">V</text:p>
          <text:p text:style-name="P31">VirtualMachine<text:tab/>26</text:p>
          <text:p text:style-name="P32">^</text:p>
          <text:p text:style-name="P31">^^<text:tab/>37, 42, 47</text:p>
          <text:p text:style-name="P32">;</text:p>
          <text:p text:style-name="P31">;<text:tab/>31</text:p>
          <text:p text:style-name="P32">:</text:p>
          <text:p text:style-name="P31">:<text:tab/>23</text:p>
          <text:p text:style-name="P32">.</text:p>
          <text:p text:style-name="P31">.<text:tab/>30</text:p>
          <text:p text:style-name="P31">.:<text:tab/>23</text:p>
          <text:p text:style-name="P31">.::<text:tab/>23, 31</text:p>
          <text:p text:style-name="P31">.cbrt<text:tab/>50</text:p>
          <text:p text:style-name="P31">.class<text:tab/>31</text:p>
          <text:p text:style-name="P31">.clone<text:tab/>32</text:p>
          <text:p text:style-name="P31">.copy<text:tab/>32</text:p>
          <text:p text:style-name="P31">.e**<text:tab/>50</text:p>
          <text:p text:style-name="P31">.init<text:tab/>32</text:p>
          <text:p text:style-name="P31">.is_class?<text:tab/>32</text:p>
          <text:p text:style-name="P31">.name<text:tab/>33</text:p>
          <text:p text:style-name="P31">.split<text:tab/>50, 54</text:p>
          <text:p text:style-name="P31">.sqrt<text:tab/>50</text:p>
          <text:p text:style-name="P31">.strlen<text:tab/>33</text:p>
          <text:p text:style-name="P31">.to_f<text:tab/>33</text:p>
          <text:p text:style-name="P31">.to_f!<text:tab/>34</text:p>
          <text:p text:style-name="P31">.to_i<text:tab/>34</text:p>
          <text:p text:style-name="P31">.to_i!<text:tab/>34</text:p>
          <text:p text:style-name="P31">.to_n<text:tab/>34</text:p>
          <text:p text:style-name="P31">.to_n!<text:tab/>35</text:p>
          <text:p text:style-name="P31">.to_r<text:tab/>35</text:p>
          <text:p text:style-name="P31">.to_r!<text:tab/>36</text:p>
          <text:p text:style-name="P31">.to_s<text:tab/>36</text:p>
          <text:p text:style-name="P31">.to_x<text:tab/>36</text:p>
          <text:p text:style-name="P31">.to_x!<text:tab/>37</text:p>
          <text:p text:style-name="P32">)</text:p>
          <text:p text:style-name="P31">)methods<text:tab/>30</text:p>
          <text:p text:style-name="P32">&amp;</text:p>
          <text:p text:style-name="P31">&amp;&amp;<text:tab/>30, 42, 47</text:p>
          <text:p text:style-name="P32">&lt;</text:p>
          <text:p text:style-name="P31">&lt;&gt;<text:tab/>37</text:p>
          <text:p text:style-name="P32">=</text:p>
          <text:p text:style-name="P31">=<text:tab/>37</text:p>
          <text:p text:style-name="P32">|</text:p>
          <text:p text:style-name="P31">||<text:tab/>39, 42, 47</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0</text:page-number> of <text:page-count>6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6H18M41S</meta:editing-duration>
    <meta:editing-cycles>956</meta:editing-cycles>
    <meta:generator>OpenOffice/4.1.1$Win32 OpenOffice.org_project/411m6$Build-9775</meta:generator>
    <dc:date>2015-01-31T14:25:43.54</dc:date>
    <dc:creator>Peter Camilleri</dc:creator>
    <meta:document-statistic meta:table-count="54" meta:image-count="0" meta:object-count="0" meta:page-count="65" meta:paragraph-count="1514" meta:word-count="9906" meta:character-count="61391"/>
    <meta:template xlink:type="simple" xlink:actuate="onRequest" xlink:title="MyDefault" xlink:href="../../../../OpenOffice.org/3/user/template/MyDefault.ott" meta:date="2014-06-26T22:09:00.24"/>
  </office:meta>
</office:document-meta>
</file>